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3">steamts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яного пара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1">Запись функции имеет вид:</text:p>
            <text:p text:style-name="P2"><text:span text:style-name="T4">steamts</text:span>(P, flag);</text:p>
            <text:p text:style-name="P1">Например, запись</text:p>
            <text:p text:style-name="P2"><text:span text:style-name="T1">v_уд</text:span> = <text:span text:style-name="T4">steamts</text:span>(300,4);</text:p>
            <text:p text:style-name="P1">соответствует вычислению удельного объема водяного пара <text:span text:style-name="T1">v_уд</text:span> (<text:span text:style-name="T1">flag</text:span> равен 4) на линии насыщения при температуре 300°С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2">P</text:span>;</text:p>
            <text:p text:style-name="P1"><text:span text:style-name="T1">12</text:span> – производная плотности по давлению при постоянном объёме (∂ρ/∂p)<text:span text:style-name="T2">V</text:span>;</text:p>
            <text:p text:style-name="P1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ts</dc:title>
    <dc:date>2013-05-08T16:41:40.58</dc:date>
    <meta:generator>OpenOffice_Beta/4.1.0$Win32 OpenOffice.org_project/410m14$Build-9760</meta:generator>
    <meta:editing-duration>PT3H6M33S</meta:editing-duration>
    <meta:editing-cycles>73</meta:editing-cycles>
    <meta:document-statistic meta:table-count="1" meta:image-count="0" meta:object-count="0" meta:page-count="1" meta:paragraph-count="21" meta:word-count="148" meta:character-count="1019"/>
  </office:meta>
</office:document-meta>
</file>